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2.3457in"/>
    </style:style>
    <style:style style:name="co13" style:family="table-column">
      <style:table-column-properties fo:break-before="auto" style:column-width="1.0701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5.9189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2.4965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4555in" fo:break-before="auto" style:use-optimal-row-height="false"/>
    </style:style>
    <style:style style:name="ro19" style:family="table-row">
      <style:table-row-properties style:row-height="0.1957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2.1555in" fo:break-before="auto" style:use-optimal-row-height="false"/>
    </style:style>
    <style:style style:name="ro25" style:family="table-row">
      <style:table-row-properties style:row-height="2.746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2.3528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1.1091in" fo:break-before="auto" style:use-optimal-row-height="true"/>
    </style:style>
    <style:style style:name="ro34" style:family="table-row">
      <style:table-row-properties style:row-height="0.9118in" fo:break-before="auto" style:use-optimal-row-height="false"/>
    </style:style>
    <style:style style:name="ro35" style:family="table-row">
      <style:table-row-properties style:row-height="0.7563in" fo:break-before="auto" style:use-optimal-row-height="true"/>
    </style:style>
    <style:style style:name="ro36" style:family="table-row">
      <style:table-row-properties style:row-height="1.8862in" fo:break-before="auto" style:use-optimal-row-height="true"/>
    </style:style>
    <style:style style:name="ro37" style:family="table-row">
      <style:table-row-properties style:row-height="0.8909in" fo:break-before="auto" style:use-optimal-row-height="true"/>
    </style:style>
    <style:style style:name="ro38" style:family="table-row">
      <style:table-row-properties style:row-height="0.4661in" fo:break-before="auto" style:use-optimal-row-height="false"/>
    </style:style>
    <style:style style:name="ro39" style:family="table-row">
      <style:table-row-properties style:row-height="1.4508in" fo:break-before="auto" style:use-optimal-row-height="false"/>
    </style:style>
    <style:style style:name="ro40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fo:wrap-option="wrap" style:vertical-align="top"/>
    </style:style>
    <style:style style:name="ce122" style:family="table-cell" style:parent-style-name="Default">
      <style:table-cell-properties fo:wrap-option="wrap" fo:border="0.0008in solid #000000" style:vertical-align="top"/>
    </style:style>
    <style:style style:name="ce123" style:family="table-cell" style:parent-style-name="Default">
      <style:table-cell-properties fo:wrap-option="wrap" style:vertical-align="top"/>
      <style:text-properties style:font-name="Arial" fo:font-size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2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Lucida Sans Unicode" style:font-name-complex="Tahoma2"/>
    </style:style>
    <style:style style:name="T2" style:family="text">
      <style:text-properties style:font-name-asian="Tahoma1" style:font-name-complex="Tahoma2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fo:font-size="9pt" style:font-name-asian="ＭＳ Ｐゴシック" style:font-size-asian="9pt" style:font-name-complex="Arial2" style:font-size-complex="9pt"/>
    </style:style>
    <style:style style:name="T5" style:family="text">
      <style:text-properties fo:font-weight="normal"/>
    </style:style>
    <style:style style:name="T6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7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8" style:family="text">
      <style:text-properties fo:font-weight="bold"/>
    </style:style>
    <style:style style:name="T9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Collaboration Suite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C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70">
            <text:p>7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7">
            <text:p>27-Dec-2010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595">
            <text:p>21-Feb-11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1"/>
        <table:table-column table:style-name="co10" table:default-cell-style-name="ce51"/>
        <table:table-column table:style-name="co8" table:number-columns-repeated="2" table:default-cell-style-name="ce92"/>
        <table:table-column table:style-name="co11" table:default-cell-style-name="Default"/>
        <table:table-column table:style-name="co8" table:number-columns-repeated="250" table:default-cell-style-name="Default"/>
        <table:table-row table:style-name="ro6">
          <table:table-cell table:style-name="ce44" office:value-type="string" table:number-columns-spanned="4" table:number-rows-spanned="1">
            <text:p>Sniff Test Check List</text:p>
            <text:p>Based on Product version: Affect</text:p>
          </table:table-cell>
          <table:covered-table-cell table:style-name="ce55"/>
          <table:covered-table-cell table:number-columns-repeated="2" table:style-name="ce89"/>
          <table:table-cell table:number-columns-repeated="251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9">
          <table:table-cell table:style-name="ce47" office:value-type="string" table:number-columns-spanned="4" table:number-rows-spanned="1">
            <text:p>CS_Calendar</text:p>
          </table:table-cell>
          <table:covered-table-cell table:number-columns-repeated="2" table:style-name="Default"/>
          <table:covered-table-cell table:style-name="ce97"/>
          <table:table-cell table:number-columns-repeated="251"/>
        </table:table-row>
        <table:table-row table:style-name="ro10">
          <table:table-cell table:style-name="ce48" office:value-type="string">
            <text:p>SNF_CS_CA_GROUP _01</text:p>
          </table:table-cell>
          <table:table-cell table:style-name="ce56" office:value-type="string">
            <text:p>Manage Group (Add/Edit/Delete)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2</text:p>
          </table:table-cell>
          <table:table-cell table:style-name="ce56" office:value-type="string">
            <text:p>Manage Personal Calendar(Add/Edit/Delete)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3</text:p>
          </table:table-cell>
          <table:table-cell table:style-name="ce56" office:value-type="string">
            <text:p>Manage Public Calendar(Add/Edit/Delet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4</text:p>
          </table:table-cell>
          <table:table-cell table:style-name="ce56" office:value-type="string">
            <text:p>Share calendar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TEGORY_05</text:p>
          </table:table-cell>
          <table:table-cell table:style-name="ce56" office:value-type="string">
            <text:p>Manage Categori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_CS_CA_EVENT_06</text:p>
          </table:table-cell>
          <table:table-cell table:style-name="ce56" office:value-type="string">
            <text:p>Manage Event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TASK_07</text:p>
          </table:table-cell>
          <table:table-cell table:style-name="ce56" office:value-type="string">
            <text:p>Manage Task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8</text:p>
          </table:table-cell>
          <table:table-cell table:style-name="ce56" office:value-type="string">
            <text:p>Check highlight mini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09</text:p>
          </table:table-cell>
          <table:table-cell table:style-name="ce56" office:value-type="string">
            <text:p>Check pop-up remind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10</text:p>
          </table:table-cell>
          <table:table-cell table:style-name="ce56" office:value-type="string">
            <text:p>Check email remind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1</text:p>
          </table:table-cell>
          <table:table-cell table:style-name="ce56" office:value-type="string">
            <text:p>Add events for shared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1">_CS_CA_TASK _12</text:span></text:p>
          </table:table-cell>
          <table:table-cell table:style-name="ce56" office:value-type="string">
            <text:p>Add tasks for shared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3</text:p>
          </table:table-cell>
          <table:table-cell table:style-name="ce56" office:value-type="string">
            <text:p>Add events for public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1">_CS_CA_TASK _14</text:span></text:p>
          </table:table-cell>
          <table:table-cell table:style-name="ce56" office:value-type="string">
            <text:p>Add tasks for public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5</text:p>
          </table:table-cell>
          <table:table-cell table:style-name="ce56" office:value-type="string">
            <text:p>Check displaying added task/event in all view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6</text:p>
          </table:table-cell>
          <table:table-cell table:style-name="ce56" office:value-type="string">
            <text:p>Drag-drop task/ev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7</text:p>
          </table:table-cell>
          <table:table-cell table:style-name="ce56" office:value-type="string">
            <text:p>Re-siz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EVENT_18</text:p>
          </table:table-cell>
          <table:table-cell table:style-name="ce56" office:value-type="string">
            <text:p>View task/ev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19</text:p>
          </table:table-cell>
          <table:table-cell table:style-name="ce56" office:value-type="string">
            <text:p>Import calendar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20</text:p>
          </table:table-cell>
          <table:table-cell table:style-name="ce56" office:value-type="string">
            <text:p>Export calenda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SEARCH_21</text:p>
          </table:table-cell>
          <table:table-cell table:style-name="ce56" office:value-type="string">
            <text:p>Quick search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SEARCH_22</text:p>
          </table:table-cell>
          <table:table-cell table:style-name="ce56" office:value-type="string">
            <text:p>Advanced search(simple cas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A_CALENDAR_23</text:p>
          </table:table-cell>
          <table:table-cell table:style-name="ce57" office:value-type="string">
            <text:p>Subscribe to remote calendar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7" office:value-type="string" table:number-columns-spanned="4" table:number-rows-spanned="1">
            <text:p>CS_Mail</text:p>
          </table:table-cell>
          <table:covered-table-cell table:style-name="ce56"/>
          <table:covered-table-cell table:style-name="ce91"/>
          <table:covered-table-cell/>
          <table:table-cell table:number-columns-repeated="251"/>
        </table:table-row>
        <table:table-row table:style-name="ro10">
          <table:table-cell table:style-name="ce48" office:value-type="string">
            <text:p>SNF_CS_MA_ACC_01</text:p>
          </table:table-cell>
          <table:table-cell table:style-name="ce56" office:value-type="string">
            <text:p>Manage Mail Account(Add/Edit/Delete)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8" office:value-type="string">
            <text:p>SNF_CS_MA_MAIL_02</text:p>
          </table:table-cell>
          <table:table-cell table:style-name="ce56" office:value-type="string">
            <text:p>Check mail</text:p>
            <text:p/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3</text:p>
          </table:table-cell>
          <table:table-cell table:style-name="ce56" office:value-type="string">
            <text:p>Compose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4</text:p>
          </table:table-cell>
          <table:table-cell table:style-name="ce56" office:value-type="string">
            <text:p>Draft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5</text:p>
          </table:table-cell>
          <table:table-cell table:style-name="ce56" office:value-type="string">
            <text:p>Repl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6</text:p>
          </table:table-cell>
          <table:table-cell table:style-name="ce56" office:value-type="string">
            <text:p>Forwa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7</text:p>
          </table:table-cell>
          <table:table-cell table:style-name="ce56" office:value-type="string">
            <text:p>Attach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8</text:p>
          </table:table-cell>
          <table:table-cell table:style-name="ce56" office:value-type="string">
            <text:p>Drag-drop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09</text:p>
          </table:table-cell>
          <table:table-cell table:style-name="ce56" office:value-type="string">
            <text:p>Manage a message in right click menu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OLDER_10</text:p>
          </table:table-cell>
          <table:table-cell table:style-name="ce56" office:value-type="string">
            <text:p>Manage a folder(Add/Edit/Delet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TAG_11</text:p>
          </table:table-cell>
          <table:table-cell table:style-name="ce56" office:value-type="string">
            <text:p>Manage a tag(Add/Edit/Delet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MAIL_12</text:p>
          </table:table-cell>
          <table:table-cell table:style-name="ce56" office:value-type="string">
            <text:p>More Action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ILTER_13</text:p>
          </table:table-cell>
          <table:table-cell table:style-name="ce56" office:value-type="string">
            <text:p>Filter messag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FILTER_14</text:p>
          </table:table-cell>
          <table:table-cell table:style-name="ce56" office:value-type="string">
            <text:p>Mange Filters(Add/Edit/Delet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SEARCH_15</text:p>
          </table:table-cell>
          <table:table-cell table:style-name="ce56" office:value-type="string">
            <text:p>Quick search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SEARCH_16</text:p>
          </table:table-cell>
          <table:table-cell table:style-name="ce56" office:value-type="string">
            <text:p>Advanced search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EVENT_17</text:p>
          </table:table-cell>
          <table:table-cell table:style-name="ce56" office:value-type="string">
            <text:p>Add event in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ADDBOOK_18</text:p>
          </table:table-cell>
          <table:table-cell table:style-name="ce56" office:value-type="string">
            <text:p>Manage Contact in Mai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MA_ACC_19</text:p>
          </table:table-cell>
          <table:table-cell table:style-name="ce58" office:value-type="string">
            <text:p>Delegate an email account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7" office:value-type="string" table:number-columns-spanned="4" table:number-rows-spanned="1">
            <text:p>CS_Contact</text:p>
          </table:table-cell>
          <table:covered-table-cell table:style-name="ce56"/>
          <table:covered-table-cell table:style-name="ce91"/>
          <table:covered-table-cell/>
          <table:table-cell table:number-columns-repeated="251"/>
        </table:table-row>
        <table:table-row table:style-name="ro12">
          <table:table-cell table:style-name="ce48" office:value-type="string">
            <text:p>SNF<text:span text:style-name="T2">_CS_CON_ADDBOOK_01</text:span></text:p>
          </table:table-cell>
          <table:table-cell table:style-name="ce56" office:value-type="string">
            <text:p>Manage Address book</text:p>
            <text:p/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02</text:span></text:p>
          </table:table-cell>
          <table:table-cell table:style-name="ce56" office:value-type="string">
            <text:p>Share address book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3</text:span></text:p>
          </table:table-cell>
          <table:table-cell table:style-name="ce56" office:value-type="string">
            <text:p>Manage Contact(Add/Edit/Delete/Move)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4</text:span></text:p>
          </table:table-cell>
          <table:table-cell table:style-name="ce56" office:value-type="string">
            <text:p>Print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5</text:span></text:p>
          </table:table-cell>
          <table:table-cell table:style-name="ce56" office:value-type="string">
            <text:p>Copy/Paste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6</text:span></text:p>
          </table:table-cell>
          <table:table-cell table:style-name="ce56" office:value-type="string">
            <text:p>Share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LAYOUT_07</text:span></text:p>
          </table:table-cell>
          <table:table-cell table:style-name="ce56" office:value-type="string">
            <text:p>Switch views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TAG_08</text:span></text:p>
          </table:table-cell>
          <table:table-cell table:style-name="ce56" office:value-type="string">
            <text:p>Tag on specific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CONTACT_09</text:span></text:p>
          </table:table-cell>
          <table:table-cell table:style-name="ce56" office:value-type="string">
            <text:p>Send Email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10</text:span></text:p>
          </table:table-cell>
          <table:table-cell table:style-name="ce56" office:value-type="string">
            <text:p>Import Address book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ADDBOOK_11</text:span></text:p>
          </table:table-cell>
          <table:table-cell table:style-name="ce56" office:value-type="string">
            <text:p>Export Address book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<text:span text:style-name="T2">_CS_CON_SEARCH_12</text:span></text:p>
          </table:table-cell>
          <table:table-cell table:style-name="ce56" office:value-type="string">
            <text:p>Quick search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8" office:value-type="string">
            <text:p>SNF<text:span text:style-name="T2">_CS_CON_SEARCH_13</text:span></text:p>
          </table:table-cell>
          <table:table-cell table:style-name="ce56" office:value-type="string">
            <text:p>Advanced search(simple case)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1">
          <table:table-cell table:style-name="ce47" office:value-type="string" table:number-columns-spanned="4" table:number-rows-spanned="1">
            <text:p>CS_Chat</text:p>
          </table:table-cell>
          <table:covered-table-cell table:style-name="ce56"/>
          <table:covered-table-cell table:style-name="ce91"/>
          <table:covered-table-cell/>
          <table:table-cell table:number-columns-repeated="251"/>
        </table:table-row>
        <table:table-row table:style-name="ro10">
          <table:table-cell table:style-name="ce48" office:value-type="string">
            <text:p>SNF_CS_CHA_OTHERCHECK_01</text:p>
          </table:table-cell>
          <table:table-cell table:style-name="ce56" office:value-type="string">
            <text:p>Create new room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0">
          <table:table-cell table:style-name="ce48" office:value-type="string">
            <text:p>SNF_CS_CHA_OTHERCHECK_02</text:p>
          </table:table-cell>
          <table:table-cell table:style-name="ce56" office:value-type="string">
            <text:p>Invite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4">
          <table:table-cell table:style-name="ce48" office:value-type="string">
            <text:p>SNF_CS_CHA_OTHERCHECK_03</text:p>
          </table:table-cell>
          <table:table-cell table:style-name="ce56" office:value-type="string">
            <text:p>Configure</text:p>
          </table:table-cell>
          <table:table-cell table:style-name="ce91" office:value-type="string">
            <text:p>High</text:p>
          </table:table-cell>
          <table:table-cell table:style-name="ce50"/>
          <table:table-cell table:number-columns-repeated="251"/>
        </table:table-row>
        <table:table-row table:style-name="ro10">
          <table:table-cell table:style-name="ce48" office:value-type="string">
            <text:p>SNF_CS_CHA_PUBLICCHAT_04</text:p>
          </table:table-cell>
          <table:table-cell table:style-name="ce56" office:value-type="string">
            <text:p>Send message in chat room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UBLICCHAT _05</text:p>
          </table:table-cell>
          <table:table-cell table:style-name="ce56" office:value-type="string">
            <text:p>Leav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UBLICCHAT_06</text:p>
          </table:table-cell>
          <table:table-cell table:style-name="ce56" office:value-type="string">
            <text:p>Join room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07</text:p>
          </table:table-cell>
          <table:table-cell table:style-name="ce57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08</text:p>
          </table:table-cell>
          <table:table-cell table:style-name="ce56" office:value-type="string">
            <text:p>Add contac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09</text:p>
          </table:table-cell>
          <table:table-cell table:style-name="ce56" office:value-type="string">
            <text:p>Add private cha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0</text:p>
          </table:table-cell>
          <table:table-cell table:style-name="ce56" office:value-type="string">
            <text:p>Send message in private cha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1</text:p>
          </table:table-cell>
          <table:table-cell table:style-name="ce56" office:value-type="string">
            <text:p>Send file in private chat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2</text:p>
          </table:table-cell>
          <table:table-cell table:style-name="ce56" office:value-type="string">
            <text:p>Export private chat history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13</text:p>
          </table:table-cell>
          <table:table-cell table:style-name="ce56" office:value-type="string">
            <text:p>Remove contact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PRIVATECHAT_14</text:p>
          </table:table-cell>
          <table:table-cell table:style-name="ce56" office:value-type="string">
            <text:p>Show sent messages in period of tim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8" office:value-type="string">
            <text:p>SNF_CS_CHA_OTHERCHECK_15</text:p>
          </table:table-cell>
          <table:table-cell table:style-name="ce56" office:value-type="string">
            <text:p>User statu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Default" table:number-columns-repeated="4"/>
          <table:table-cell table:number-columns-repeated="251"/>
        </table:table-row>
        <table:table-row table:style-name="ro10">
          <table:table-cell table:style-name="ce49"/>
          <table:table-cell table:style-name="Default" table:number-columns-repeated="2"/>
          <table:table-cell table:number-columns-repeated="252"/>
        </table:table-row>
        <table:table-row table:style-name="ro10">
          <table:table-cell table:style-name="ce49"/>
          <table:table-cell table:number-columns-repeated="254"/>
        </table:table-row>
        <table:table-row table:style-name="ro10" table:number-rows-repeated="2">
          <table:table-cell table:style-name="ce49"/>
          <table:table-cell table:style-name="ce59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 table:number-rows-repeated="3">
          <table:table-cell table:style-name="ce49"/>
          <table:table-cell table:number-columns-repeated="254"/>
        </table:table-row>
        <table:table-row table:style-name="ro10">
          <table:table-cell table:style-name="ce49">
            <draw:frame table:end-cell-address="Check_List.B97" table:end-x="0.6287in" table:end-y="0.1024in" draw:z-index="4" draw:name="http://jira.exoplatform.org/images/icons/link_out_bot.gif" draw:style-name="gr1" draw:text-style-name="P1" svg:width="2.1972in" svg:height="0.0516in" svg:x="1.122in" svg:y="0.050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7" table:end-x="0.5051in" table:end-y="0.1008in" draw:z-index="5" draw:name="http://jira.exoplatform.org/images/icons/link_out_bot.gif" draw:style-name="gr1" draw:text-style-name="P1" svg:width="0.5165in" svg:height="0.05in" svg:x="5.1142in" svg:y="0.050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>
            <draw:frame table:end-cell-address="Check_List.A99" table:end-x="1.7441in" table:end-y="0.0972in" draw:z-index="0" draw:name="http://jira.exoplatform.org/images/icons/link_out_bot.gif" draw:style-name="gr1" draw:text-style-name="P1" svg:width="0.622in" svg:height="0.0516in" svg:x="1.122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9" table:end-x="4.0551in" table:end-y="0.0957in" draw:z-index="1" draw:name="http://jira.exoplatform.org/images/icons/link_out_bot.gif" draw:style-name="gr1" draw:text-style-name="P1" svg:width="0.5165in" svg:height="0.05in" svg:x="3.5386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/>
          <table:table-cell table:number-columns-repeated="254"/>
        </table:table-row>
        <table:table-row table:style-name="ro10" table:number-rows-repeated="3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>
            <draw:frame table:end-cell-address="Check_List.B105" table:end-x="0.6287in" table:end-y="0.1618in" draw:z-index="6" draw:name="http://jira.exoplatform.org/images/icons/link_out_bot.gif" draw:style-name="gr1" draw:text-style-name="P1" svg:width="2.1972in" svg:height="0.035in" svg:x="1.122in" svg:y="0.1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1">
            <draw:frame table:end-cell-address="Check_List.C105" table:end-x="0.5051in" table:end-y="0.1776in" draw:z-index="7" draw:name="http://jira.exoplatform.org/images/icons/link_out_bot.gif" draw:style-name="gr1" draw:text-style-name="P1" svg:width="0.5165in" svg:height="0.0508in" svg:x="5.1142in" svg:y="0.1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>
            <draw:frame table:end-cell-address="Check_List.A107" table:end-x="1.7441in" table:end-y="0.1571in" draw:z-index="2" draw:name="http://jira.exoplatform.org/images/icons/link_out_bot.gif" draw:style-name="gr1" draw:text-style-name="P1" svg:width="0.622in" svg:height="0.035in" svg:x="1.122in" svg:y="0.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1">
            <draw:frame table:end-cell-address="Check_List.B107" table:end-x="4.0551in" table:end-y="0.1728in" draw:z-index="3" draw:name="http://jira.exoplatform.org/images/icons/link_out_bot.gif" draw:style-name="gr1" draw:text-style-name="P1" svg:width="0.5165in" svg:height="0.0508in" svg:x="3.5386in" svg:y="0.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style-name="ce49"/>
          <table:table-cell table:style-name="ce61"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 table:number-rows-repeated="2">
          <table:table-cell table:style-name="ce49"/>
          <table:table-cell table:style-name="ce61"/>
          <table:table-cell table:style-name="ce93"/>
          <table:table-cell table:number-columns-repeated="252"/>
        </table:table-row>
        <table:table-row table:style-name="ro10" table:number-rows-repeated="4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/>
          <table:table-cell table:style-name="ce62"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 table:number-rows-repeated="2">
          <table:table-cell table:style-name="ce49"/>
          <table:table-cell table:style-name="ce61"/>
          <table:table-cell table:style-name="ce93"/>
          <table:table-cell table:number-columns-repeated="252"/>
        </table:table-row>
        <table:table-row table:style-name="ro10" table:number-rows-repeated="3">
          <table:table-cell table:style-name="ce49"/>
          <table:table-cell table:style-name="ce61"/>
          <table:table-cell table:number-columns-repeated="253"/>
        </table:table-row>
        <table:table-row table:style-name="ro10" table:number-rows-repeated="2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 table:number-rows-repeated="2">
          <table:table-cell table:style-name="ce49"/>
          <table:table-cell table:style-name="ce62"/>
          <table:table-cell table:number-columns-repeated="253"/>
        </table:table-row>
        <table:table-row table:style-name="ro10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 table:number-rows-repeated="3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1"/>
          <table:table-cell table:style-name="ce93"/>
          <table:table-cell table:number-columns-repeated="252"/>
        </table:table-row>
        <table:table-row table:style-name="ro10">
          <table:table-cell table:style-name="ce49"/>
          <table:table-cell table:style-name="ce61"/>
          <table:table-cell table:number-columns-repeated="253"/>
        </table:table-row>
        <table:table-row table:style-name="ro10">
          <table:table-cell table:style-name="ce49" table:number-columns-repeated="2"/>
          <table:table-cell table:style-name="ce93"/>
          <table:table-cell table:number-columns-repeated="252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 table:style-name="ce60"/>
          <table:table-cell table:number-columns-repeated="253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0" table:number-rows-repeated="4">
          <table:table-cell table:style-name="ce49"/>
          <table:table-cell table:number-columns-repeated="254"/>
        </table:table-row>
        <table:table-row table:style-name="ro10" table:number-rows-repeated="3">
          <table:table-cell table:style-name="ce49"/>
          <table:table-cell/>
          <table:table-cell table:style-name="ce93"/>
          <table:table-cell table:number-columns-repeated="252"/>
        </table:table-row>
        <table:table-row table:style-name="ro15">
          <table:table-cell table:style-name="ce50" table:number-columns-spanned="2" table:number-rows-spanned="1"/>
          <table:covered-table-cell table:style-name="ce63"/>
          <table:table-cell table:style-name="ce50" table:number-columns-repeated="2"/>
          <table:table-cell table:number-columns-repeated="251"/>
        </table:table-row>
        <table:table-row table:style-name="ro10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5">
          <table:table-cell table:number-columns-repeated="255"/>
        </table:table-row>
        <table:table-row table:style-name="ro10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6">
          <table:table-cell table:number-columns-repeated="255"/>
        </table:table-row>
        <table:table-row table:style-name="ro10" table:number-rows-repeated="2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/>
          <table:table-cell table:style-name="ce64"/>
          <table:table-cell table:number-columns-repeated="253"/>
        </table:table-row>
        <table:table-row table:style-name="ro10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12">
          <table:table-cell table:number-columns-repeated="255"/>
        </table:table-row>
        <table:table-row table:style-name="ro10">
          <table:table-cell/>
          <table:table-cell table:style-name="ce65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 table:number-rows-repeated="2">
          <table:table-cell table:number-columns-repeated="2"/>
          <table:table-cell table:style-name="ce93"/>
          <table:table-cell table:number-columns-repeated="252"/>
        </table:table-row>
        <table:table-row table:style-name="ro10" table:number-rows-repeated="4">
          <table:table-cell/>
          <table:table-cell table:style-name="ce65"/>
          <table:table-cell table:number-columns-repeated="253"/>
        </table:table-row>
        <table:table-row table:style-name="ro10" table:number-rows-repeated="2">
          <table:table-cell/>
          <table:table-cell table:style-name="ce66"/>
          <table:table-cell table:number-columns-repeated="253"/>
        </table:table-row>
        <table:table-row table:style-name="ro10">
          <table:table-cell/>
          <table:table-cell table:style-name="ce67"/>
          <table:table-cell table:number-columns-repeated="253"/>
        </table:table-row>
        <table:table-row table:style-name="ro10">
          <table:table-cell/>
          <table:table-cell table:style-name="ce65"/>
          <table:table-cell table:number-columns-repeated="253"/>
        </table:table-row>
        <table:table-row table:style-name="ro10">
          <table:table-cell/>
          <table:table-cell table:style-name="ce65"/>
          <table:table-cell table:style-name="ce93"/>
          <table:table-cell table:number-columns-repeated="252"/>
        </table:table-row>
        <table:table-row table:style-name="ro10" table:number-rows-repeated="2">
          <table:table-cell/>
          <table:table-cell table:style-name="ce65"/>
          <table:table-cell table:number-columns-repeated="253"/>
        </table:table-row>
        <table:table-row table:style-name="ro10">
          <table:table-cell/>
          <table:table-cell table:style-name="ce65"/>
          <table:table-cell table:style-name="ce93"/>
          <table:table-cell table:number-columns-repeated="252"/>
        </table:table-row>
        <table:table-row table:style-name="ro10">
          <table:table-cell/>
          <table:table-cell table:style-name="ce68"/>
          <table:table-cell table:style-name="ce93"/>
          <table:table-cell table:number-columns-repeated="252"/>
        </table:table-row>
        <table:table-row table:style-name="ro10">
          <table:table-cell/>
          <table:table-cell table:style-name="ce68"/>
          <table:table-cell table:style-name="ce94"/>
          <table:table-cell table:number-columns-repeated="252"/>
        </table:table-row>
        <table:table-row table:style-name="ro10">
          <table:table-cell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10">
          <table:table-cell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10">
          <table:table-cell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10" table:number-rows-repeated="2">
          <table:table-cell/>
          <table:table-cell table:style-name="ce65"/>
          <table:table-cell table:number-columns-repeated="253"/>
        </table:table-row>
        <table:table-row table:style-name="ro10">
          <table:table-cell/>
          <table:table-cell table:style-name="ce65"/>
          <table:table-cell table:style-name="ce95"/>
          <table:table-cell table:number-columns-repeated="252"/>
        </table:table-row>
        <table:table-row table:style-name="ro10">
          <table:table-cell/>
          <table:table-cell table:style-name="ce68"/>
          <table:table-cell table:number-columns-repeated="253"/>
        </table:table-row>
        <table:table-row table:style-name="ro10">
          <table:table-cell/>
          <table:table-cell table:style-name="ce69"/>
          <table:table-cell table:number-columns-repeated="253"/>
        </table:table-row>
        <table:table-row table:style-name="ro10" table:number-rows-repeated="8">
          <table:table-cell/>
          <table:table-cell table:style-name="ce65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70"/>
          <table:table-cell table:number-columns-repeated="253"/>
        </table:table-row>
        <table:table-row table:style-name="ro10" table:number-rows-repeated="5">
          <table:table-cell table:number-columns-repeated="255"/>
        </table:table-row>
        <table:table-row table:style-name="ro10">
          <table:table-cell/>
          <table:table-cell table:style-name="ce71"/>
          <table:table-cell table:style-name="ce95"/>
          <table:table-cell table:number-columns-repeated="252"/>
        </table:table-row>
        <table:table-row table:style-name="ro10">
          <table:table-cell/>
          <table:table-cell table:style-name="ce72"/>
          <table:table-cell table:style-name="ce96"/>
          <table:table-cell table:number-columns-repeated="252"/>
        </table:table-row>
        <table:table-row table:style-name="ro15">
          <table:table-cell table:style-name="ce50" table:number-columns-spanned="2" table:number-rows-spanned="1"/>
          <table:covered-table-cell table:style-name="ce63"/>
          <table:table-cell table:style-name="ce50" table:number-columns-repeated="2"/>
          <table:table-cell table:number-columns-repeated="251"/>
        </table:table-row>
        <table:table-row table:style-name="ro10">
          <table:table-cell table:style-name="ce52"/>
          <table:table-cell table:style-name="ce73"/>
          <table:table-cell table:style-name="ce93"/>
          <table:table-cell table:number-columns-repeated="252"/>
        </table:table-row>
        <table:table-row table:style-name="ro10">
          <table:table-cell table:style-name="ce52"/>
          <table:table-cell table:style-name="ce74"/>
          <table:table-cell table:style-name="ce93"/>
          <table:table-cell table:number-columns-repeated="252"/>
        </table:table-row>
        <table:table-row table:style-name="ro10">
          <table:table-cell table:style-name="ce52"/>
          <table:table-cell table:style-name="ce75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6"/>
          <table:table-cell table:number-columns-repeated="253"/>
        </table:table-row>
        <table:table-row table:style-name="ro10">
          <table:table-cell table:style-name="ce52"/>
          <table:table-cell table:style-name="ce77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8"/>
          <table:table-cell table:number-columns-repeated="253"/>
        </table:table-row>
        <table:table-row table:style-name="ro10">
          <table:table-cell table:style-name="ce52"/>
          <table:table-cell table:style-name="ce77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79"/>
          <table:table-cell table:number-columns-repeated="253"/>
        </table:table-row>
        <table:table-row table:style-name="ro10">
          <table:table-cell table:style-name="ce52"/>
          <table:table-cell table:style-name="ce78"/>
          <table:table-cell table:number-columns-repeated="253"/>
        </table:table-row>
        <table:table-row table:style-name="ro10" table:number-rows-repeated="3">
          <table:table-cell table:style-name="ce52"/>
          <table:table-cell table:style-name="ce80"/>
          <table:table-cell table:number-columns-repeated="253"/>
        </table:table-row>
        <table:table-row table:style-name="ro10">
          <table:table-cell table:style-name="ce52"/>
          <table:table-cell table:style-name="ce78"/>
          <table:table-cell table:number-columns-repeated="253"/>
        </table:table-row>
        <table:table-row table:style-name="ro16">
          <table:table-cell table:style-name="ce50" table:number-columns-spanned="2" table:number-rows-spanned="1"/>
          <table:covered-table-cell table:style-name="ce63"/>
          <table:table-cell table:style-name="ce50" table:number-columns-repeated="2"/>
          <table:table-cell table:number-columns-repeated="251"/>
        </table:table-row>
        <table:table-row table:style-name="ro10">
          <table:table-cell table:style-name="ce52"/>
          <table:table-cell table:number-columns-repeated="254"/>
        </table:table-row>
        <table:table-row table:style-name="ro10">
          <table:table-cell table:style-name="ce52"/>
          <table:table-cell/>
          <table:table-cell table:style-name="ce93"/>
          <table:table-cell table:number-columns-repeated="252"/>
        </table:table-row>
        <table:table-row table:style-name="ro10" table:number-rows-repeated="2">
          <table:table-cell table:style-name="ce52"/>
          <table:table-cell table:number-columns-repeated="254"/>
        </table:table-row>
        <table:table-row table:style-name="ro10">
          <table:table-cell table:style-name="ce52"/>
          <table:table-cell table:style-name="ce74"/>
          <table:table-cell table:number-columns-repeated="253"/>
        </table:table-row>
        <table:table-row table:style-name="ro10">
          <table:table-cell table:style-name="ce52"/>
          <table:table-cell table:style-name="ce81"/>
          <table:table-cell table:number-columns-repeated="253"/>
        </table:table-row>
        <table:table-row table:style-name="ro10">
          <table:table-cell table:style-name="ce52"/>
          <table:table-cell table:style-name="ce73"/>
          <table:table-cell table:number-columns-repeated="253"/>
        </table:table-row>
        <table:table-row table:style-name="ro10" table:number-rows-repeated="2">
          <table:table-cell table:style-name="ce52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10" table:number-rows-repeated="3">
          <table:table-cell table:style-name="ce52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10">
          <table:table-cell table:style-name="ce52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10" table:number-rows-repeated="5">
          <table:table-cell table:style-name="ce53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10" table:number-rows-repeated="9">
          <table:table-cell table:style-name="ce53"/>
          <table:table-cell table:style-name="ce88" table:number-columns-repeated="3"/>
          <table:table-cell table:number-columns-repeated="251"/>
        </table:table-row>
        <table:table-row table:style-name="ro10" table:number-rows-repeated="10">
          <table:table-cell table:style-name="ce54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54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4"/>
        <table:table-column table:style-name="co12" table:default-cell-style-name="ce109"/>
        <table:table-column table:style-name="co13" table:default-cell-style-name="ce113"/>
        <table:table-column table:style-name="co14" table:default-cell-style-name="ce117"/>
        <table:table-column table:style-name="co15" table:default-cell-style-name="ce56"/>
        <table:table-column table:style-name="co14" table:default-cell-style-name="ce122"/>
        <table:table-column table:style-name="co16" table:default-cell-style-name="ce56"/>
        <table:table-column table:style-name="co17" table:default-cell-style-name="ce56"/>
        <table:table-column table:style-name="co8" table:default-cell-style-name="ce91"/>
        <table:table-column table:style-name="co8" table:default-cell-style-name="ce127"/>
        <table:table-column table:style-name="co8" table:number-columns-repeated="5" table:default-cell-style-name="ce131"/>
        <table:table-column table:style-name="co18" table:default-cell-style-name="ce131"/>
        <table:table-column table:style-name="co8" table:number-columns-repeated="2" table:default-cell-style-name="ce127"/>
        <table:table-column table:style-name="co8" table:number-columns-repeated="238" table:default-cell-style-name="ce137"/>
        <table:table-row table:style-name="ro17">
          <table:table-cell table:style-name="ce101"/>
          <table:table-cell table:style-name="ce105" office:value-type="string">
            <text:p>TEST CASES</text:p>
          </table:table-cell>
          <table:table-cell table:style-name="ce110"/>
          <table:table-cell table:style-name="ce106" table:number-columns-repeated="2"/>
          <table:table-cell table:style-name="ce101"/>
          <table:table-cell table:style-name="ce118"/>
          <table:table-cell table:style-name="ce106" table:number-columns-repeated="3"/>
          <table:table-cell table:style-name="ce129" office:value-type="string">
            <text:p>Passed</text:p>
          </table:table-cell>
          <table:table-cell table:style-name="ce129" table:formula="of:=COUNTIF([.L$7:.L$1038];[.$K1])" office:value-type="float" office:value="0">
            <text:p>0</text:p>
          </table:table-cell>
          <table:table-cell table:style-name="ce129" table:formula="of:=COUNTIF([.M$7:.M$1038];[.$K1])" office:value-type="float" office:value="0">
            <text:p>0</text:p>
          </table:table-cell>
          <table:table-cell table:style-name="ce129" table:formula="of:=COUNTIF([.N$7:.N$1038];[.$K1])" office:value-type="float" office:value="0">
            <text:p>0</text:p>
          </table:table-cell>
          <table:table-cell table:style-name="ce129" table:formula="of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7">
          <table:table-cell table:style-name="ce101"/>
          <table:table-cell table:style-name="ce106" table:number-columns-repeated="4"/>
          <table:table-cell table:style-name="ce101"/>
          <table:table-cell table:style-name="ce118"/>
          <table:table-cell table:style-name="ce106" table:number-columns-repeated="3"/>
          <table:table-cell table:style-name="ce129" office:value-type="string">
            <text:p>Failed</text:p>
          </table:table-cell>
          <table:table-cell table:style-name="ce129" table:formula="of:=COUNTIF([.L$7:.L$1038];[.$K2])" office:value-type="float" office:value="0">
            <text:p>0</text:p>
          </table:table-cell>
          <table:table-cell table:style-name="ce129" table:formula="of:=COUNTIF([.M$7:.M$1038];[.$K2])" office:value-type="float" office:value="0">
            <text:p>0</text:p>
          </table:table-cell>
          <table:table-cell table:style-name="ce129" table:formula="of:=COUNTIF([.N$7:.N$1038];[.$K2])" office:value-type="float" office:value="0">
            <text:p>0</text:p>
          </table:table-cell>
          <table:table-cell table:style-name="ce129" table:formula="of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8">
          <table:table-cell table:style-name="ce101"/>
          <table:table-cell table:style-name="ce107" office:value-type="string">
            <text:p>Functions List<text:span text:style-name="T3">:</text:span></text:p>
          </table:table-cell>
          <table:table-cell table:style-name="ce111" office:value-type="string" table:number-columns-spanned="3" table:number-rows-spanned="1">
            <text:p>Sniff Test </text:p>
          </table:table-cell>
          <table:covered-table-cell table:style-name="ce114"/>
          <table:covered-table-cell table:style-name="ce111"/>
          <table:table-cell table:style-name="ce101"/>
          <table:table-cell table:style-name="ce118" office:value-type="string">
            <text:p><text:s/></text:p>
          </table:table-cell>
          <table:table-cell table:style-name="ce126"/>
          <table:table-cell table:style-name="ce101" table:number-columns-repeated="2"/>
          <table:table-cell table:style-name="ce129" office:value-type="string">
            <text:p>Blocked</text:p>
          </table:table-cell>
          <table:table-cell table:style-name="ce129" table:formula="of:=COUNTIF([.L$7:.L$1038];[.$K3])" office:value-type="float" office:value="0">
            <text:p>0</text:p>
          </table:table-cell>
          <table:table-cell table:style-name="ce129" table:formula="of:=COUNTIF([.M$7:.M$1038];[.$K3])" office:value-type="float" office:value="0">
            <text:p>0</text:p>
          </table:table-cell>
          <table:table-cell table:style-name="ce129" table:formula="of:=COUNTIF([.N$7:.N$1038];[.$K3])" office:value-type="float" office:value="0">
            <text:p>0</text:p>
          </table:table-cell>
          <table:table-cell table:style-name="ce129" table:formula="of:=COUNTIF([.O$7:.O$1038];[.$K3])" office:value-type="float" office:value="0">
            <text:p>0</text:p>
          </table:table-cell>
          <table:table-cell table:style-name="ce132"/>
          <table:table-cell table:style-name="ce126"/>
          <table:table-cell table:style-name="Default" table:number-columns-repeated="239"/>
        </table:table-row>
        <table:table-row table:style-name="ro19">
          <table:table-cell table:style-name="ce101"/>
          <table:table-cell table:style-name="ce107" office:value-type="string">
            <text:p>Total Main Cases:</text:p>
          </table:table-cell>
          <table:table-cell table:style-name="ce111" table:formula="of:=MAX([.A7:.A6699])" office:value-type="float" office:value="70" table:number-columns-spanned="3" table:number-rows-spanned="1">
            <text:p>70</text:p>
          </table:table-cell>
          <table:covered-table-cell table:style-name="ce115"/>
          <table:covered-table-cell table:style-name="ce118"/>
          <table:table-cell table:style-name="ce101"/>
          <table:table-cell table:style-name="ce118"/>
          <table:table-cell table:style-name="ce126"/>
          <table:table-cell table:style-name="ce101" table:number-columns-repeated="2"/>
          <table:table-cell table:style-name="ce130" office:value-type="string">
            <text:p>Untested</text:p>
          </table:table-cell>
          <table:table-cell table:style-name="ce129" table:formula="of:=COUNTIF([.L$7:.L$1038];[.$K4])" office:value-type="float" office:value="0">
            <text:p>0</text:p>
          </table:table-cell>
          <table:table-cell table:style-name="ce129" table:formula="of:=COUNTIF([.M$7:.M$1038];[.$K4])" office:value-type="float" office:value="0">
            <text:p>0</text:p>
          </table:table-cell>
          <table:table-cell table:style-name="ce129" table:formula="of:=COUNTIF([.N$7:.N$1038];[.$K4])" office:value-type="float" office:value="0">
            <text:p>0</text:p>
          </table:table-cell>
          <table:table-cell table:style-name="ce129" table:formula="of:=COUNTIF([.O$7:.O$1038];[.$K4])" office:value-type="float" office:value="0">
            <text:p>0</text:p>
          </table:table-cell>
          <table:table-cell table:style-name="ce133"/>
          <table:table-cell table:style-name="ce126"/>
          <table:table-cell table:style-name="Default" table:number-columns-repeated="239"/>
        </table:table-row>
        <table:table-row table:style-name="ro20">
          <table:table-cell table:style-name="ce101" table:number-columns-repeated="3"/>
          <table:table-cell table:style-name="ce116"/>
          <table:table-cell table:style-name="ce101" table:number-columns-repeated="2"/>
          <table:table-cell table:style-name="ce118"/>
          <table:table-cell table:style-name="ce126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29" table:formula="of:=COUNTIF([.L$7:.L$1038];[.$K5])" office:value-type="float" office:value="0">
            <text:p>0</text:p>
          </table:table-cell>
          <table:table-cell table:style-name="ce129" table:formula="of:=COUNTIF([.M$7:.M$1038];[.$K5])" office:value-type="float" office:value="0">
            <text:p>0</text:p>
          </table:table-cell>
          <table:table-cell table:style-name="ce129" table:formula="of:=COUNTIF([.N$7:.N$1038];[.$K5])" office:value-type="float" office:value="0">
            <text:p>0</text:p>
          </table:table-cell>
          <table:table-cell table:style-name="ce129" table:formula="of:=COUNTIF([.O$7:.O$1038];[.$K5])" office:value-type="float" office:value="0">
            <text:p>0</text:p>
          </table:table-cell>
          <table:table-cell table:style-name="ce133"/>
          <table:table-cell table:style-name="ce126"/>
          <table:table-cell table:style-name="Default" table:number-columns-repeated="239"/>
        </table:table-row>
        <table:table-row table:style-name="ro21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5"/>
          <table:table-cell table:style-name="ce134" office:value-type="string">
            <text:p>Comment</text:p>
          </table:table-cell>
          <table:table-cell table:style-name="ce135" office:value-type="string">
            <text:p>Comment</text:p>
          </table:table-cell>
          <table:table-cell table:style-name="ce136" table:number-columns-repeated="2"/>
          <table:table-cell table:style-name="Default" table:number-columns-repeated="237"/>
        </table:table-row>
        <table:table-row table:style-name="ro22">
          <table:table-cell table:style-name="ce103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12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6" office:value-type="string">
            <text:p>Step 1: Add/Edit/Delete a group</text:p>
          </table:table-cell>
          <table:table-cell table:style-name="ce124" office:value-type="string">
            <text:p><text:span text:style-name="T4">- Click on the calendar actions icon and select <text:s/>Add Group</text:span></text:p>
            <text:p><text:span text:style-name="T4">- Right click on an existing group and select Edit</text:span></text:p>
            <text:p><text:span text:style-name="T4">- Right click on an existing group and 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6" office:value-type="string">
            <text:p>Step 1: Add/Edit/Delete a personal calendar</text:p>
          </table:table-cell>
          <table:table-cell table:style-name="ce124" office:value-type="string">
            <text:p><text:span text:style-name="T4">- Click on the calendar actions icon and select <text:s/>Add Calendar</text:span></text:p>
            <text:p><text:span text:style-name="T4">- Right click on an existing calendar and select Edit</text:span></text:p>
            <text:p><text:span text:style-name="T4">- Right click on an existing calendar 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6" office:value-type="string">
            <text:p>Step 1: Add/Edit/Delete a public calendar</text:p>
          </table:table-cell>
          <table:table-cell office:value-type="string">
            <text:p><text:span text:style-name="T5">- Add a public calendar</text:span></text:p>
            <text:p>+ Open Add Calendar form</text:p>
            <text:p><text:span text:style-name="T6">+ Input Display Name <text:s/></text:span></text:p>
            <text:p><text:span text:style-name="T6">+ In Groups tab, choose group(s) and select User name</text:span></text:p>
            <text:p><text:span text:style-name="T6">+ Click </text:span><text:span text:style-name="T7">Save</text:span></text:p>
            <text:p><text:span text:style-name="T6">- Edit a public calendar by right click on an existing public calendar and select Edit</text:span></text:p>
            <text:p><text:span text:style-name="T6">- Delete a public calendar by right click on 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2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CS_CA_CATEGORY_05">
            <text:p>SNF_CS_CA_CATEGORY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Category</text:p>
          </table:table-cell>
          <table:table-cell office:value-type="string">
            <text:p>Manage Categories</text:p>
          </table:table-cell>
          <table:table-cell table:style-name="ce56" office:value-type="string">
            <text:p>Step 1: Add/Edit/Delete a category</text:p>
          </table:table-cell>
          <table:table-cell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office:value-type="string">
            <text:p>Medium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_CS_CA_EVENT_06">
            <text:p>SNF__CS_CA_EVENT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6" office:value-type="string">
            <text:p>Step 1: Add/Edit/Delete an event</text:p>
          </table:table-cell>
          <table:table-cell table:style-name="ce124" office:value-type="string">
            <text:p><text:span text:style-name="T6">- Add an event by right click or click on Event button</text:span></text:p>
            <text:p><text:span text:style-name="T6">- Edit an event by right click on a existing event and select Edit</text:span></text:p>
            <text:p><text:span text:style-name="T6">- Delete an event right click on an 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TASK_07">
            <text:p>SNF_CS_CA_TASK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6" office:value-type="string">
            <text:p>Step 1: Add/Edit/Delete a task</text:p>
          </table:table-cell>
          <table:table-cell table:style-name="ce124" office:value-type="string">
            <text:p><text:span text:style-name="T6">- Add an event by right click or click on Task button</text:span></text:p>
            <text:p><text:span text:style-name="T6">- Edit an event by right click on a existing task and select Edit</text:span></text:p>
            <text:p><text:span text:style-name="T6">- Delete a task right click on an 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8">
            <text:p>SNF_CS_CA_CALENDAR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6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6">- Click on a day, all events and tasks of that day are shown in working pane</text:span></text:p>
          </table:table-cell>
          <table:table-cell office:value-type="string">
            <text:p>High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09">
            <text:p>SNF_CS_CA_CALENDAR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6" office:value-type="string">
            <text:p>Step 1: Check pop up reminder of an event</text:p>
          </table:table-cell>
          <table:table-cell table:style-name="ce124" office:value-type="string">
            <text:p><text:span text:style-name="T6">- Add detail event </text:span></text:p>
            <text:p><text:span text:style-name="T6">- Input Event Summary </text:span></text:p>
            <text:p><text:span text:style-name="T6">- In Reminders tab, check Show a notification popup</text:span></text:p>
            <text:p><text:span text:style-name="T6">- Choose the Repeat</text:span></text:p>
            <text:p><text:span text:style-name="T6">- Click </text:span><text:span text:style-name="T7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71"/>
          <table:table-cell table:number-columns-repeated="240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CALENDAR_10">
            <text:p>SNF_CS_CA_CALENDAR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6" office:value-type="string">
            <text:p>Step 1: Check mail reminder of an event</text:p>
          </table:table-cell>
          <table:table-cell table:style-name="ce124" office:value-type="string">
            <text:p><text:span text:style-name="T6">In Add new event form:</text:span></text:p>
            <text:p><text:span text:style-name="T6">- Input Event Summary </text:span></text:p>
            <text:p><text:span text:style-name="T6">- In Reminders tab, check Reminders by email</text:span></text:p>
            <text:p><text:span text:style-name="T6">- Choose the Repeat</text:span></text:p>
            <text:p><text:span text:style-name="T6">- Click </text:span><text:span text:style-name="T7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5]" office:value-type="string" office:string-value="SNF_CS_CA_EVENT_11">
            <text:p>SNF_CS_CA_EVENT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20" office:value-type="string">
            <text:p>Step 1: Add an event to a shared calendar</text:p>
          </table:table-cell>
          <table:table-cell table:style-name="ce124" office:value-type="string">
            <text:p><text:span text:style-name="T6">- Create personal calendar</text:span></text:p>
            <text:p><text:span text:style-name="T6">- Share added calendar with edit right</text:span></text:p>
            <text:p><text:span text:style-name="T6">- Login by shared user</text:span></text:p>
            <text:p><text:span text:style-name="T6">- Right click on shared calendar and select Add event</text:span></text:p>
            <text:p><text:span text:style-name="T6">- Input Event summary and click </text:span><text:span text:style-name="T7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6]" office:value-type="string" office:string-value="SNF_CS_CA_TASK _12">
            <text:p>SNF_CS_CA_TASK 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Add tasks to a shared calendar</text:p>
          </table:table-cell>
          <table:table-cell office:value-type="string">
            <text:p>Add tasks for shared calendar</text:p>
          </table:table-cell>
          <table:table-cell table:style-name="ce120" office:value-type="string">
            <text:p>Step 1: Add a task to a shared calendar</text:p>
          </table:table-cell>
          <table:table-cell table:style-name="ce124" office:value-type="string">
            <text:p><text:span text:style-name="T6">- Create personal calendar</text:span></text:p>
            <text:p><text:span text:style-name="T6">- Share added calendar with edit right</text:span></text:p>
            <text:p><text:span text:style-name="T6">- Login by shared user</text:span></text:p>
            <text:p><text:span text:style-name="T6">- Right click on shared calendar and select Add task</text:span></text:p>
            <text:p><text:span text:style-name="T6">- Input Task summary and click </text:span><text:span text:style-name="T7">Save</text:span></text:p>
          </table:table-cell>
          <table:table-cell office:value-type="string">
            <text:p>- The personal calendar is successfully</text:p>
            <text:p>- The shared user can see the shared calendar and add task into it.</text:p>
          </table:table-cell>
          <table:table-cell office:value-type="string">
            <text:p>High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7]" office:value-type="string" office:string-value="SNF_CS_CA_EVENT_13">
            <text:p>SNF_CS_CA_EVENT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2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28"/>
          <table:table-cell table:number-columns-repeated="6"/>
          <table:table-cell table:style-name="ce128" table:number-columns-repeated="2"/>
          <table:table-cell table:number-columns-repeated="238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18]" office:value-type="string" office:string-value="SNF_CS_CA_TASK _14">
            <text:p>SNF_CS_CA_TASK 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Add tasks to a public calendar</text:p>
          </table:table-cell>
          <table:table-cell office:value-type="string">
            <text:p>Add tasks for public calendar</text:p>
          </table:table-cell>
          <table:table-cell table:style-name="ce120" office:value-type="string">
            <text:p>Step 1: Add a task to a public calendar</text:p>
          </table:table-cell>
          <table:table-cell office:value-type="string">
            <text:p>- Login by user who has edit right on a public calendar</text:p>
            <text:p>- Add new task into the public calendar</text:p>
          </table:table-cell>
          <table:table-cell office:value-type="string">
            <text:p>- New task for that public calendar is added successfully</text:p>
            <text:p>- The other users in shared group can view the task in the public calend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19]" office:value-type="string" office:string-value="SNF_CS_CA_EVENT_15">
            <text:p>SNF_CS_CA_EVENT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2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0]" office:value-type="string" office:string-value="SNF_CS_CA_EVENT_16">
            <text:p>SNF_CS_CA_EVENT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20" office:value-type="string">
            <text:p>Step 1: Drag and drop task/event</text:p>
          </table:table-cell>
          <table:table-cell table:style-name="ce12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1]" office:value-type="string" office:string-value="SNF_CS_CA_EVENT_17">
            <text:p>SNF_CS_CA_EVENT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20" office:value-type="string">
            <text:p>Step 1: Resize an existing event/task</text:p>
          </table:table-cell>
          <table:table-cell table:style-name="ce124" office:value-type="string">
            <text:p><text:span text:style-name="T6">- Choose View type from list (except Year view, List View)</text:span></text:p>
            <text:p><text:span text:style-name="T6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2]" office:value-type="string" office:string-value="SNF_CS_CA_EVENT_18">
            <text:p>SNF_CS_CA_EVENT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View</text:p>
          </table:table-cell>
          <table:table-cell table:style-name="ce119" office:value-type="string">
            <text:p>View task/event</text:p>
          </table:table-cell>
          <table:table-cell table:style-name="ce120" office:value-type="string">
            <text:p>Step 1: View task/event</text:p>
          </table:table-cell>
          <table:table-cell office:value-type="string">
            <text:p>- Add new a task/event</text:p>
            <text:p>- Right click on an exiting event/task and choose View</text:p>
          </table:table-cell>
          <table:table-cell office:value-type="string">
            <text:p>Event/task conten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3]" office:value-type="string" office:string-value="SNF_CS_CA_CALENDAR_19">
            <text:p>SNF_CS_CA_CALENDAR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6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6">- Select format </text:span></text:p>
            <text:p><text:span text:style-name="T6">- Upload file</text:span></text:p>
            <text:p><text:span text:style-name="T6">- Choose calendar</text:span></text:p>
            <text:p><text:span text:style-name="T6">- Click </text:span><text:span text:style-name="T7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4]" office:value-type="string" office:string-value="SNF_CS_CA_CALENDAR_20">
            <text:p>SNF_CS_CA_CALENDAR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20" office:value-type="string">
            <text:p>Step 1: Export Calendar</text:p>
          </table:table-cell>
          <table:table-cell table:style-name="ce124" office:value-type="string">
            <text:p><text:span text:style-name="T6">- Right click on existing calendar and select Export</text:span></text:p>
            <text:p><text:span text:style-name="T6">- Click </text:span><text:span text:style-name="T7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25]" office:value-type="string" office:string-value="SNF_CS_CA_SEARCH_21">
            <text:p>SNF_CS_CA_SEARCH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6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26]" office:value-type="string" office:string-value="SNF_CS_CA_SEARCH_22">
            <text:p>SNF_CS_CA_SEARCH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6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8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27]" office:value-type="string" office:string-value="SNF_CS_CA_CALENDAR_23">
            <text:p>SNF_CS_CA_CALENDAR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21" office:value-type="string">
            <text:p>Step 1:Delegate an email account to specific user</text:p>
          </table:table-cell>
          <table:table-cell table:style-name="ce12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29]" office:value-type="string" office:string-value="SNF_CS_MA_ACC_01">
            <text:p>SNF_CS_MA_ACC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6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0]" office:value-type="string" office:string-value="SNF_CS_MA_MAIL_02">
            <text:p>SNF_CS_MA_MAI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6" office:value-type="string">
            <text:p>Step 1: Check mail</text:p>
          </table:table-cell>
          <table:table-cell office:value-type="string">
            <text:p>After creating account mail</text:p>
            <text:p>- Click <text:span text:style-name="T8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1]" office:value-type="string" office:string-value="SNF_CS_MA_MAIL_03">
            <text:p>SNF_CS_MA_MAI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office:value-type="string">
            <text:p>Step 1: Compose a mail</text:p>
          </table:table-cell>
          <table:table-cell office:value-type="string">
            <text:p>After creating account mail</text:p>
            <text:p>- Click <text:span text:style-name="T8">Compose</text:span> button on tool bar</text:p>
            <text:p>- Input mail content</text:p>
            <text:p>- Send</text:p>
            <text:p>- Check the receiver's Inbox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2]" office:value-type="string" office:string-value="SNF_CS_MA_MAIL_04">
            <text:p>SNF_CS_MA_MAIL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office:value-type="string">
            <text:p>Step 1: Draft a mail</text:p>
          </table:table-cell>
          <table:table-cell office:value-type="string">
            <text:p>After creating account mail</text:p>
            <text:p>- Click <text:span text:style-name="T8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33]" office:value-type="string" office:string-value="SNF_CS_MA_MAIL_05">
            <text:p>SNF_CS_MA_MAIL_05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8">Reply to sender </text:span><text:span text:style-name="T5">option</text:span></text:p>
            <text:p><text:span text:style-name="T5">- Input required field</text:span></text:p>
            <text:p><text:span text:style-name="T5">- Click </text:span><text:span text:style-name="T8">Send mail</text:span></text:p>
            <text:p><text:span text:style-name="T8">-</text:span><text:span text:style-name="T5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34]" office:value-type="string" office:string-value="SNF_CS_MA_MAIL_06">
            <text:p>SNF_CS_MA_MAIL_06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8">Forward </text:span><text:span text:style-name="T5">option</text:span></text:p>
            <text:p><text:span text:style-name="T5">- Input required fields</text:span></text:p>
            <text:p><text:span text:style-name="T5">- Click </text:span><text:span text:style-name="T8">Send mail</text:span></text:p>
            <text:p><text:span text:style-name="T8">-</text:span><text:span text:style-name="T5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35]" office:value-type="string" office:string-value="SNF_CS_MA_MAIL_07">
            <text:p>SNF_CS_MA_MAIL_07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office:value-type="string">
            <text:p>CS\Mail\Attach</text:p>
          </table:table-cell>
          <table:table-cell office:value-type="string">
            <text:p>Attachment</text:p>
          </table:table-cell>
          <table:table-cell office:value-type="string">
            <text:p>Step 1: Send a mail with attachment</text:p>
          </table:table-cell>
          <table:table-cell office:value-type="string">
            <text:p>- Click on <text:span text:style-name="T8">Compose </text:span><text:span text:style-name="T5">button</text:span></text:p>
            <text:p><text:span text:style-name="T5">- Input required fields</text:span></text:p>
            <text:p>- Click attach file icon on the form</text:p>
            <text:p>- Perform to load attachment</text:p>
            <text:p><text:span text:style-name="T5">- Click </text:span><text:span text:style-name="T8">Send mail</text:span></text:p>
            <text:p><text:span text:style-name="T8">-</text:span><text:span text:style-name="T5"> Check the receiver's Inbox</text:span></text:p>
          </table:table-cell>
          <table:table-cell office:value-type="string">
            <text:p>- The files are attached successfully</text:p>
            <text:p>- The attachment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36]" office:value-type="string" office:string-value="SNF_CS_MA_MAIL_08">
            <text:p>SNF_CS_MA_MAIL_08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37]" office:value-type="string" office:string-value="SNF_CS_MA_MAIL_09">
            <text:p>SNF_CS_MA_MAIL_09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office:value-type="string">
            <text:p>CS\Mail\Manage Message</text:p>
          </table:table-cell>
          <table:table-cell office:value-type="string">
            <text:p>Manage a message in right click menu</text:p>
          </table:table-cell>
          <table:table-cell office:value-type="string">
            <text:p>Step 1: Do action in the right click menu</text:p>
          </table:table-cell>
          <table:table-cell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38]" office:value-type="string" office:string-value="SNF_CS_MA_FOLDER_10">
            <text:p>SNF_CS_MA_FOLDER_10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office:value-type="string">
            <text:p>Step 1: Add/Edit/Delete a folder</text:p>
          </table:table-cell>
          <table:table-cell office:value-type="string">
            <text:p><text:span text:style-name="T5">- Add new folder</text:span></text:p>
            <text:p><text:span text:style-name="T5">- Edit the folder by right click</text:span></text:p>
            <text:p><text:span text:style-name="T5">- Add sub folder</text:span></text:p>
            <text:p><text:span text:style-name="T5">- Remove the parent folder</text:span></text:p>
            <text:p><text:span text:style-name="T5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39]" office:value-type="string" office:string-value="SNF_CS_MA_TAG_11">
            <text:p>SNF_CS_MA_TAG_1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office:value-type="string">
            <text:p>Step 1: Add/Edit/Delete a tag</text:p>
          </table:table-cell>
          <table:table-cell office:value-type="string">
            <text:p><text:span text:style-name="T5">- Add new a tag</text:span></text:p>
            <text:p><text:span text:style-name="T5">- Add tag for some mails</text:span></text:p>
            <text:p><text:span text:style-name="T5">- Right-click on the tag &amp; perform 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0]" office:value-type="string" office:string-value="SNF_CS_MA_MAIL_12">
            <text:p>SNF_CS_MA_MAIL_1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office:value-type="string">
            <text:p>CS\Mail\More Actions</text:p>
          </table:table-cell>
          <table:table-cell office:value-type="string">
            <text:p>More Actions</text:p>
          </table:table-cell>
          <table:table-cell office:value-type="string">
            <text:p>Step 1: Do action in More Action menu</text:p>
          </table:table-cell>
          <table:table-cell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1]" office:value-type="string" office:string-value="SNF_CS_MA_FILTER_13">
            <text:p>SNF_CS_MA_FILTER_1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42]" office:value-type="string" office:string-value="SNF_CS_MA_FILTER_14">
            <text:p>SNF_CS_MA_FILTER_1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43]" office:value-type="string" office:string-value="SNF_CS_MA_SEARCH_15">
            <text:p>SNF_CS_MA_SEARCH_1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6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8">Search </text:span><text:span text:style-name="T5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44]" office:value-type="string" office:string-value="SNF_CS_MA_SEARCH_16">
            <text:p>SNF_CS_MA_SEARCH_1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8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71"/>
          <table:table-cell table:number-columns-repeated="240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45]" office:value-type="string" office:string-value="SNF_CS_MA_EVENT_17">
            <text:p>SNF_CS_MA_EVENT_1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46]" office:value-type="string" office:string-value="SNF_CS_MA_ADDBOOK_18">
            <text:p>SNF_CS_MA_ADDBOOK_1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47]" office:value-type="string" office:string-value="SNF_CS_MA_ACC_19">
            <text:p>SNF_CS_MA_ACC_1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21" office:value-type="string">
            <text:p>Step 1:Delegate an email account to specific user</text:p>
          </table:table-cell>
          <table:table-cell table:style-name="ce12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49]" office:value-type="string" office:string-value="SNF_CS_CON_ADDBOOK_01">
            <text:p>SNF_CS_CON_ADDBOOK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6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0]" office:value-type="string" office:string-value="SNF_CS_CON_ADDBOOK_02">
            <text:p>SNF_CS_CON_ADDBOOK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21" office:value-type="string">
            <text:p>Step 1: Share an existing address book</text:p>
          </table:table-cell>
          <table:table-cell table:style-name="ce124" office:value-type="string">
            <text:p><text:span text:style-name="T6">- Right click on an personal existing book and select </text:span><text:span text:style-name="T7">Share</text:span></text:p>
            <text:p><text:span text:style-name="T6">- Input or select User or Group and click </text:span><text:span text:style-name="T7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1]" office:value-type="string" office:string-value="SNF_CS_CON_CONTACT_03">
            <text:p>SNF_CS_CON_CONTACT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52]" office:value-type="string" office:string-value="SNF_CS_CON_CONTACT_04">
            <text:p>SNF_CS_CON_CONTACT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office:value-type="string">
            <text:p>CS\Contact\Prince</text:p>
          </table:table-cell>
          <table:table-cell office:value-type="string">
            <text:p>Print contact</text:p>
          </table:table-cell>
          <table:table-cell office:value-type="string">
            <text:p>Step 1: Print contacts</text:p>
          </table:table-cell>
          <table:table-cell office:value-type="string">
            <text:p>Right click on one contact or choose some and select <text:span text:style-name="T8">Print</text:span></text:p>
          </table:table-cell>
          <table:table-cell office:value-type="string">
            <text:p>Print preview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53]" office:value-type="string" office:string-value="SNF_CS_CON_CONTACT_05">
            <text:p>SNF_CS_CON_CONTACT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8">Copy</text:span></text:p>
            <text:p><text:span text:style-name="T6">- Right click on another address book, select <text:s/></text:span><text:span text:style-name="T7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54]" office:value-type="string" office:string-value="SNF_CS_CON_CONTACT_06">
            <text:p>SNF_CS_CON_CONTACT_06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office:value-type="string">
            <text:p>Step 1:Share a contact</text:p>
          </table:table-cell>
          <table:table-cell table:style-name="ce124" office:value-type="string">
            <text:p><text:span text:style-name="T6">- Right click on this contact and select </text:span><text:span text:style-name="T7">Share</text:span></text:p>
            <text:p><text:span text:style-name="T6">- Input or select User or Group and click </text:span><text:span text:style-name="T7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55]" office:value-type="string" office:string-value="SNF_CS_CON_LAYOUT_07">
            <text:p>SNF_CS_CON_LAYOUT_07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56]" office:value-type="string" office:string-value="SNF_CS_CON_TAG_08">
            <text:p>SNF_CS_CON_TAG_08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6">- Input Tag Name and click </text:span><text:span text:style-name="T7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57]" office:value-type="string" office:string-value="SNF_CS_CON_CONTACT_09">
            <text:p>SNF_CS_CON_CONTACT_09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6">- Click </text:span><text:span text:style-name="T7">Send </text:span><text:span text:style-name="T6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58]" office:value-type="string" office:string-value="SNF_CS_CON_ADDBOOK_10">
            <text:p>SNF_CS_CON_ADDBOOK_10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office:value-type="string">
            <text:p>Step 1: Import an address book</text:p>
          </table:table-cell>
          <table:table-cell office:value-type="string">
            <text:p>- Right click on existed address book &amp; select <text:span text:style-name="T8">Import </text:span>or select <text:span text:style-name="T8">Import </text:span><text:span text:style-name="T5">in tool bar</text:span></text:p>
            <text:p><text:span text:style-name="T6">- Choose address book to be destination</text:span></text:p>
            <text:p><text:span text:style-name="T6">- Select format</text:span></text:p>
            <text:p><text:span text:style-name="T6">- Upload valid file and click </text:span><text:span text:style-name="T7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59]" office:value-type="string" office:string-value="SNF_CS_CON_ADDBOOK_11">
            <text:p>SNF_CS_CON_ADDBOOK_1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20" office:value-type="string">
            <text:p>Step 1:Export an address book</text:p>
          </table:table-cell>
          <table:table-cell office:value-type="string">
            <text:p>- Right click on existed address book &amp; select <text:span text:style-name="T8">Export</text:span> or select <text:span text:style-name="T8">Export </text:span><text:span text:style-name="T5">in tool bar</text:span></text:p>
            <text:p><text:span text:style-name="T6">- Select address book(s) </text:span></text:p>
            <text:p><text:span text:style-name="T6">- Input Name</text:span></text:p>
            <text:p><text:span text:style-name="T6">- Select format</text:span></text:p>
            <text:p><text:span text:style-name="T6">- Click </text:span><text:span text:style-name="T7"><text:s/>Export</text:span><text:span text:style-name="T6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0]" office:value-type="string" office:string-value="SNF_CS_CON_SEARCH_12">
            <text:p>SNF_CS_CON_SEARCH_1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20" office:value-type="string">
            <text:p>Step 1: Quick Search contacts</text:p>
          </table:table-cell>
          <table:table-cell office:value-type="string">
            <text:p>Input a normal text and click <text:span text:style-name="T8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61]" office:value-type="string" office:string-value="SNF_CS_CON_SEARCH_13">
            <text:p>SNF_CS_CON_SEARCH_1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20" office:value-type="string">
            <text:p>Step 1: Advanced Search contacts</text:p>
          </table:table-cell>
          <table:table-cell table:style-name="ce124" office:value-type="string">
            <text:p><text:span text:style-name="T6">- Click on advance search icon</text:span></text:p>
            <text:p><text:span text:style-name="T6">- </text:span>Input search condition and click <text:span text:style-name="T8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63]" office:value-type="string" office:string-value="SNF_CS_CHA_OTHERCHECK_01">
            <text:p>SNF_CS_CHA_OTHERCHECK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64]" office:value-type="string" office:string-value="SNF_CS_CHA_OTHERCHECK_02">
            <text:p>SNF_CS_CHA_OTHERCHECK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65]" office:value-type="string" office:string-value="SNF_CS_CHA_OTHERCHECK_03">
            <text:p>SNF_CS_CHA_OTHERCHECK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6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66]" office:value-type="string" office:string-value="SNF_CS_CHA_PUBLICCHAT_04">
            <text:p>SNF_CS_CHA_PUBLICCHAT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21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67]" office:value-type="string" office:string-value="SNF_CS_CHA_PUBLICCHAT _05">
            <text:p>SNF_CS_CHA_PUBLICCHAT 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68]" office:value-type="string" office:string-value="SNF_CS_CHA_PUBLICCHAT_06">
            <text:p>SNF_CS_CHA_PUBLICCHAT_06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formula="of:=[Check_List.A69]" office:value-type="string" office:string-value="SNF_CS_CHA_OTHERCHECK_07">
            <text:p>SNF_CS_CHA_OTHERCHECK_07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6" office:value-type="string">
            <text:p>Step 1: Show and Search page</text:p>
          </table:table-cell>
          <table:table-cell table:style-name="ce12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formula="of:=[Check_List.A70]" office:value-type="string" office:string-value="SNF_CS_CHA_OTHERCHECK_08">
            <text:p>SNF_CS_CHA_OTHERCHECK_08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formula="of:=[Check_List.A71]" office:value-type="string" office:string-value="SNF_CS_CHA_PRIVATECHAT_09">
            <text:p>SNF_CS_CHA_PRIVATECHAT_09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formula="of:=[Check_List.A72]" office:value-type="string" office:string-value="SNF_CS_CHA_PRIVATECHAT_10">
            <text:p>SNF_CS_CHA_PRIVATECHAT_10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formula="of:=[Check_List.A73]" office:value-type="string" office:string-value="SNF_CS_CHA_PRIVATECHAT_11">
            <text:p>SNF_CS_CHA_PRIVATECHAT_1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2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71"/>
          <table:table-cell table:number-columns-repeated="240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formula="of:=[Check_List.A74]" office:value-type="string" office:string-value="SNF_CS_CHA_PRIVATECHAT_12">
            <text:p>SNF_CS_CHA_PRIVATECHAT_1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20" office:value-type="string">
            <text:p>Step 1: Export a private chat</text:p>
          </table:table-cell>
          <table:table-cell table:style-name="ce125" office:value-type="string">
            <text:p><text:span text:style-name="T9">- Login by 2 users in different browsers </text:span></text:p>
            <text:p><text:span text:style-name="T9">- User A adds user B into personal contacts list</text:span></text:p>
            <text:p><text:span text:style-name="T9">- User A right-click on user B's name in the personal contacts list and choose Send message</text:span></text:p>
            <text:p><text:span text:style-name="T9">- A &amp; B send message together</text:span></text:p>
            <text:p><text:span text:style-name="T9">- One of 2 users click Export 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formula="of:=[Check_List.A75]" office:value-type="string" office:string-value="SNF_CS_CHA_OTHERCHECK_13">
            <text:p>SNF_CS_CHA_OTHERCHECK_1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2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71"/>
          <table:table-cell table:number-columns-repeated="240"/>
        </table:table-row>
        <table:table-row table:style-name="ro37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formula="of:=[Check_List.A76]" office:value-type="string" office:string-value="SNF_CS_CHA_PRIVATECHAT_14">
            <text:p>SNF_CS_CHA_PRIVATECHAT_1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20" office:value-type="string">
            <text:p>Step 1:Show sent messages in period of time</text:p>
          </table:table-cell>
          <table:table-cell table:style-name="ce12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formula="of:=[Check_List.A77]" office:value-type="string" office:string-value="SNF_CS_CHA_OTHERCHECK_15">
            <text:p>SNF_CS_CHA_OTHERCHECK_1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21" office:value-type="string">
            <text:p>Step 1:Check User Status</text:p>
          </table:table-cell>
          <table:table-cell table:style-name="ce12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39" table:number-rows-repeated="29">
          <table:table-cell table:style-name="Default" table:number-columns-repeated="256"/>
        </table:table-row>
        <table:table-row table:style-name="ro39">
          <table:table-cell table:style-name="ce101" table:number-columns-repeated="3"/>
          <table:table-cell table:style-name="ce116"/>
          <table:table-cell table:style-name="ce101"/>
          <table:table-cell table:style-name="ce123" table:number-columns-repeated="3"/>
          <table:table-cell table:style-name="ce101" table:number-columns-repeated="248"/>
        </table:table-row>
        <table:table-row table:style-name="ro39" table:number-rows-repeated="10">
          <table:table-cell table:style-name="ce101" table:number-columns-repeated="3"/>
          <table:table-cell table:style-name="ce116"/>
          <table:table-cell table:style-name="ce101" table:number-columns-repeated="252"/>
        </table:table-row>
        <table:table-row table:style-name="ro39">
          <table:table-cell table:style-name="ce101" table:number-columns-repeated="3"/>
          <table:table-cell table:style-name="ce116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109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8" table:default-cell-style-name="ce144"/>
        <table:table-column table:style-name="co8" table:number-columns-repeated="243" table:default-cell-style-name="Default"/>
        <table:table-row table:style-name="ro8">
          <table:table-cell table:style-name="ce138" office:value-type="string" table:number-columns-spanned="5" table:number-rows-spanned="2">
            <text:p>CS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0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47" office:value-type="string" table:number-columns-spanned="6" table:number-rows-spanned="1">
            <text:p>CS_Calendar</text:p>
          </table:table-cell>
          <table:covered-table-cell table:number-columns-repeated="5" table:style-name="ce45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/>
          <table:table-cell table:style-name="ce146" table:number-columns-repeated="242"/>
        </table:table-row>
        <table:table-row table:style-name="ro30">
          <table:table-cell table:formula="of:=[Check_List.A6]" office:value-type="string" office:string-value="SNF_CS_CA_CALENDAR_02">
            <text:p>SNF_CS_CA_CALENDAR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10">
          <table:table-cell table:formula="of:=[Check_List.A8]" office:value-type="string" office:string-value="SNF_CS_CA_CALENDAR_04">
            <text:p>SNF_CS_CA_CALENDAR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42" office:value-type="string">
            <text:p>- The calendar is shared successfully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9]" office:value-type="string" office:string-value="SNF_CS_CA_CATEGORY_05">
            <text:p>SNF_CS_CA_CATEGORY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42" office:value-type="string">
            <text:p>- The category is added/edited/deleted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10]" office:value-type="string" office:string-value="SNF__CS_CA_EVENT_06">
            <text:p>SNF__CS_CA_EVENT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11]" office:value-type="string" office:string-value="SNF_CS_CA_TASK_07">
            <text:p>SNF_CS_CA_TASK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12]" office:value-type="string" office:string-value="SNF_CS_CA_CALENDAR_08">
            <text:p>SNF_CS_CA_CALENDAR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13]" office:value-type="string" office:string-value="SNF_CS_CA_CALENDAR_09">
            <text:p>SNF_CS_CA_CALENDAR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14]" office:value-type="string" office:string-value="SNF_CS_CA_CALENDAR_10">
            <text:p>SNF_CS_CA_CALENDAR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9">
          <table:table-cell table:formula="of:=[Check_List.A15]" office:value-type="string" office:string-value="SNF_CS_CA_EVENT_11">
            <text:p>SNF_CS_CA_EVENT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9">
          <table:table-cell table:formula="of:=[Check_List.A16]" office:value-type="string" office:string-value="SNF_CS_CA_TASK _12">
            <text:p>SNF_CS_CA_TASK 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17]" office:value-type="string" office:string-value="SNF_CS_CA_EVENT_13">
            <text:p>SNF_CS_CA_EVENT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18]" office:value-type="string" office:string-value="SNF_CS_CA_TASK _14">
            <text:p>SNF_CS_CA_TASK 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8">
          <table:table-cell table:formula="of:=[Check_List.A19]" office:value-type="string" office:string-value="SNF_CS_CA_EVENT_15">
            <text:p>SNF_CS_CA_EVENT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20]" office:value-type="string" office:string-value="SNF_CS_CA_EVENT_16">
            <text:p>SNF_CS_CA_EVENT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21]" office:value-type="string" office:string-value="SNF_CS_CA_EVENT_17">
            <text:p>SNF_CS_CA_EVENT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22]" office:value-type="string" office:string-value="SNF_CS_CA_EVENT_18">
            <text:p>SNF_CS_CA_EVENT_18</text:p>
          </table:table-cell>
          <table:table-cell office:value-type="string">
            <text:p>Calendar</text:p>
          </table:table-cell>
          <table:table-cell table:number-columns-repeated="2" table:style-name="ce119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10">
          <table:table-cell table:formula="of:=[Check_List.A23]" office:value-type="string" office:string-value="SNF_CS_CA_CALENDAR_19">
            <text:p>SNF_CS_CA_CALENDAR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24]" office:value-type="string" office:string-value="SNF_CS_CA_CALENDAR_20">
            <text:p>SNF_CS_CA_CALENDAR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2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10">
          <table:table-cell table:formula="of:=[Check_List.A25]" office:value-type="string" office:string-value="SNF_CS_CA_SEARCH_21">
            <text:p>SNF_CS_CA_SEARCH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9">
          <table:table-cell table:formula="of:=[Check_List.A26]" office:value-type="string" office:string-value="SNF_CS_CA_SEARCH_22">
            <text:p>SNF_CS_CA_SEARCH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9">
          <table:table-cell table:formula="of:=[Check_List.A27]" office:value-type="string" office:string-value="SNF_CS_CA_CALENDAR_23">
            <text:p>SNF_CS_CA_CALENDAR_23</text:p>
          </table:table-cell>
          <table:table-cell office:value-type="string">
            <text:p>Calendar</text:p>
          </table:table-cell>
          <table:table-cell table:formula="of:=[Check_List.B27]" office:value-type="string" office:string-value="Subscribe to remote calendar ">
            <text:p>Subscribe to remote calendar </text:p>
          </table:table-cell>
          <table:table-cell table:formula="of:=[SniffTest.E29]" office:value-type="string" office:string-value="Delegate an email account">
            <text:p>Delegate an email account</text:p>
          </table:table-cell>
          <table:table-cell table:style-name="ce57" office:value-type="string">
            <text:p>- The delegation is updated well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11">
          <table:table-cell table:style-name="ce47" office:value-type="string" table:number-columns-spanned="6" table:number-rows-spanned="1">
            <text:p>CS_Mail</text:p>
          </table:table-cell>
          <table:covered-table-cell table:number-columns-repeated="5"/>
          <table:table-cell table:style-name="ce146" table:number-columns-repeated="243"/>
        </table:table-row>
        <table:table-row table:style-name="ro29">
          <table:table-cell table:formula="of:=[Check_List.A29]" office:value-type="string" office:string-value="SNF_CS_MA_ACC_01">
            <text:p>SNF_CS_MA_ACC_01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30]" office:value-type="string" office:string-value="SNF_CS_MA_MAIL_02">
            <text:p>SNF_CS_MA_MAIL_02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31]" office:value-type="string" office:string-value="SNF_CS_MA_MAIL_03">
            <text:p>SNF_CS_MA_MAIL_03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10">
          <table:table-cell table:formula="of:=[Check_List.A32]" office:value-type="string" office:string-value="SNF_CS_MA_MAIL_04">
            <text:p>SNF_CS_MA_MAIL_04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10">
          <table:table-cell table:formula="of:=[Check_List.A33]" office:value-type="string" office:string-value="SNF_CS_MA_MAIL_05">
            <text:p>SNF_CS_MA_MAIL_05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22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34]" office:value-type="string" office:string-value="SNF_CS_MA_MAIL_06">
            <text:p>SNF_CS_MA_MAIL_06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35]" office:value-type="string" office:string-value="SNF_CS_MA_MAIL_07">
            <text:p>SNF_CS_MA_MAIL_07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36]" office:value-type="string" office:string-value="SNF_CS_MA_MAIL_08">
            <text:p>SNF_CS_MA_MAIL_08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30">
          <table:table-cell table:formula="of:=[Check_List.A37]" office:value-type="string" office:string-value="SNF_CS_MA_MAIL_09">
            <text:p>SNF_CS_MA_MAIL_09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9">
          <table:table-cell table:formula="of:=[Check_List.A38]" office:value-type="string" office:string-value="SNF_CS_MA_FOLDER_10">
            <text:p>SNF_CS_MA_FOLDER_10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9">
          <table:table-cell table:formula="of:=[Check_List.A39]" office:value-type="string" office:string-value="SNF_CS_MA_TAG_11">
            <text:p>SNF_CS_MA_TAG_1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style-name="ce146" table:number-columns-repeated="243"/>
        </table:table-row>
        <table:table-row table:style-name="ro21">
          <table:table-cell table:formula="of:=[Check_List.A40]" office:value-type="string" office:string-value="SNF_CS_MA_MAIL_12">
            <text:p>SNF_CS_MA_MAIL_12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41]" office:value-type="string" office:string-value="SNF_CS_MA_FILTER_13">
            <text:p>SNF_CS_MA_FILTER_13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2]" office:value-type="string" office:string-value="SNF_CS_MA_FILTER_14">
            <text:p>SNF_CS_MA_FILTER_14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43]" office:value-type="string" office:string-value="SNF_CS_MA_SEARCH_15">
            <text:p>SNF_CS_MA_SEARCH_15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44]" office:value-type="string" office:string-value="SNF_CS_MA_SEARCH_16">
            <text:p>SNF_CS_MA_SEARCH_16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45]" office:value-type="string" office:string-value="SNF_CS_MA_EVENT_17">
            <text:p>SNF_CS_MA_EVENT_17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46]" office:value-type="string" office:string-value="SNF_CS_MA_ADDBOOK_18">
            <text:p>SNF_CS_MA_ADDBOOK_18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47]" office:value-type="string" office:string-value="SNF_CS_MA_ACC_19">
            <text:p>SNF_CS_MA_ACC_19</text:p>
          </table:table-cell>
          <table:table-cell office:value-type="string">
            <text:p>Mail</text:p>
          </table:table-cell>
          <table:table-cell table:formula="of:=[Check_List.B47]" office:value-type="string" office:string-value="Delegate an email account">
            <text:p>Delegate an email account</text:p>
          </table:table-cell>
          <table:table-cell table:formula="of:=[SniffTest.E48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47" office:value-type="string" table:number-columns-spanned="6" table:number-rows-spanned="1">
            <text:p>CS_Contact</text:p>
          </table:table-cell>
          <table:covered-table-cell table:number-columns-repeated="5"/>
          <table:table-cell table:number-columns-repeated="243"/>
        </table:table-row>
        <table:table-row table:style-name="ro29">
          <table:table-cell table:formula="of:=[Check_List.A49]" office:value-type="string" office:string-value="SNF_CS_CON_ADDBOOK_01">
            <text:p>SNF_CS_CON_ADDBOOK_0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50]" office:value-type="string" office:string-value="SNF_CS_CON_ADDBOOK_02">
            <text:p>SNF_CS_CON_ADDBOOK_0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1]" office:value-type="string" office:string-value="SNF_CS_CON_CONTACT_03">
            <text:p>SNF_CS_CON_CONTACT_0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52]" office:value-type="string" office:string-value="SNF_CS_CON_CONTACT_04">
            <text:p>SNF_CS_CON_CONTACT_0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53]" office:value-type="string" office:string-value="SNF_CS_CON_CONTACT_05">
            <text:p>SNF_CS_CON_CONTACT_0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54]" office:value-type="string" office:string-value="SNF_CS_CON_CONTACT_06">
            <text:p>SNF_CS_CON_CONTACT_0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55]" office:value-type="string" office:string-value="SNF_CS_CON_LAYOUT_07">
            <text:p>SNF_CS_CON_LAYOUT_0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56]" office:value-type="string" office:string-value="SNF_CS_CON_TAG_08">
            <text:p>SNF_CS_CON_TAG_0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57]" office:value-type="string" office:string-value="SNF_CS_CON_CONTACT_09">
            <text:p>SNF_CS_CON_CONTACT_0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58]" office:value-type="string" office:string-value="SNF_CS_CON_ADDBOOK_10">
            <text:p>SNF_CS_CON_ADDBOOK_1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59]" office:value-type="string" office:string-value="SNF_CS_CON_ADDBOOK_11">
            <text:p>SNF_CS_CON_ADDBOOK_1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60]" office:value-type="string" office:string-value="SNF_CS_CON_SEARCH_12">
            <text:p>SNF_CS_CON_SEARCH_1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1]" office:value-type="string" office:string-value="SNF_CS_CON_SEARCH_13">
            <text:p>SNF_CS_CON_SEARCH_1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47" office:value-type="string" table:number-columns-spanned="6" table:number-rows-spanned="1">
            <text:p>CS_Chat</text:p>
          </table:table-cell>
          <table:covered-table-cell table:number-columns-repeated="5"/>
          <table:table-cell table:number-columns-repeated="243"/>
        </table:table-row>
        <table:table-row table:style-name="ro21">
          <table:table-cell table:formula="of:=[Check_List.A63]" office:value-type="string" office:string-value="SNF_CS_CHA_OTHERCHECK_01">
            <text:p>SNF_CS_CHA_OTHERCHECK_01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64]" office:value-type="string" office:string-value="SNF_CS_CHA_OTHERCHECK_02">
            <text:p>SNF_CS_CHA_OTHERCHECK_02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65]" office:value-type="string" office:string-value="SNF_CS_CHA_OTHERCHECK_03">
            <text:p>SNF_CS_CHA_OTHERCHECK_03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66]" office:value-type="string" office:string-value="SNF_CS_CHA_PUBLICCHAT_04">
            <text:p>SNF_CS_CHA_PUBLICCHAT_04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67]" office:value-type="string" office:string-value="SNF_CS_CHA_PUBLICCHAT _05">
            <text:p>SNF_CS_CHA_PUBLICCHAT _05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68]" office:value-type="string" office:string-value="SNF_CS_CHA_PUBLICCHAT_06">
            <text:p>SNF_CS_CHA_PUBLICCHAT_06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69]" office:value-type="string" office:string-value="SNF_CS_CHA_OTHERCHECK_07">
            <text:p>SNF_CS_CHA_OTHERCHECK_07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43" office:value-type="string">
            <text:p>- Search function works well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70]" office:value-type="string" office:string-value="SNF_CS_CHA_OTHERCHECK_08">
            <text:p>SNF_CS_CHA_OTHERCHECK_08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71]" office:value-type="string" office:string-value="SNF_CS_CHA_PRIVATECHAT_09">
            <text:p>SNF_CS_CHA_PRIVATECHAT_09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71]=[.$A7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72]" office:value-type="string" office:string-value="SNF_CS_CHA_PRIVATECHAT_10">
            <text:p>SNF_CS_CHA_PRIVATECHAT_10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71]=[.$A7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73]" office:value-type="string" office:string-value="SNF_CS_CHA_PRIVATECHAT_11">
            <text:p>SNF_CS_CHA_PRIVATECHAT_11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71]=[.$A7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74]" office:value-type="string" office:string-value="SNF_CS_CHA_PRIVATECHAT_12">
            <text:p>SNF_CS_CHA_PRIVATECHAT_12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71]=[.$A7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table:formula="of:=[Check_List.A75]" office:value-type="string" office:string-value="SNF_CS_CHA_OTHERCHECK_13">
            <text:p>SNF_CS_CHA_OTHERCHECK_13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71]=[.$A7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6]" office:value-type="string" office:string-value="SNF_CS_CHA_PRIVATECHAT_14">
            <text:p>SNF_CS_CHA_PRIVATECHAT_14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71]=[.$A7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formula="of:=[Check_List.A77]" office:value-type="string" office:string-value="SNF_CS_CHA_OTHERCHECK_15">
            <text:p>SNF_CS_CHA_OTHERCHECK_15</text:p>
          </table:table-cell>
          <table:table-cell table:style-name="ce122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71]=[.$A7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5" table:formula="of:=SUM([.F5:.F77])" office:value-type="float" office:value="70">
            <text:p>70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12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Minh Nguyen</meta:initial-creator>
    <meta:creation-date>2009-02-26T17:47:58</meta:creation-date>
    <dc:creator>exoplatform </dc:creator>
    <dc:date>2011-05-18T12:20:38</dc:date>
    <dc:language>en-US</dc:language>
    <meta:editing-cycles>813</meta:editing-cycles>
    <meta:editing-duration>P12DT18M36S</meta:editing-duration>
    <meta:document-statistic meta:table-count="4" meta:cell-count="1357" meta:object-count="9"/>
    <meta:user-defined meta:name="Info 1"/>
    <meta:user-defined meta:name="Info 2"/>
    <meta:user-defined meta:name="Info 3"/>
    <meta:user-defined meta:name="Info 4"/>
  </office:meta>
</office:document-meta>
</file>